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6B00000290175FDF617B8FABB1.png" manifest:media-type="image/png"/>
  <manifest:file-entry manifest:full-path="Pictures/100002010000036B00000290B8627C667FE2B7E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487cm" svg:height="0.954cm" svg:x="3.302cm" svg:y="0.762cm">
          <draw:text-box>
            <text:p>Machines performance on gen_sqw and combine (10Gb)</text:p>
          </draw:text-box>
        </draw:frame>
        <draw:frame draw:style-name="gr2" draw:text-style-name="P2" draw:layer="layout" svg:width="8cm" svg:height="5.28cm" svg:x="2.794cm" svg:y="2.332cm">
          <draw:image xlink:href="Pictures/100002010000036B00000290B8627C667FE2B7E8.png" xlink:type="simple" xlink:show="embed" xlink:actuate="onLoad">
            <text:p/>
          </draw:image>
        </draw:frame>
        <draw:frame draw:style-name="gr2" draw:text-style-name="P2" draw:layer="layout" svg:width="8cm" svg:height="5.95cm" svg:x="11.42cm" svg:y="2.132cm">
          <draw:image xlink:href="Pictures/100002010000036B00000290175FDF617B8FABB1.png" xlink:type="simple" xlink:show="embed" xlink:actuate="onLoad">
            <text:p/>
          </draw:image>
        </draw:frame>
        <draw:frame draw:style-name="gr1" draw:text-style-name="P1" draw:layer="layout" svg:width="3.245cm" svg:height="0.954cm" svg:x="9.201cm" svg:y="1.716cm">
          <draw:text-box>
            <text:p>ndmlnx01</text:p>
          </draw:text-box>
        </draw:frame>
        <draw:frame draw:style-name="gr1" draw:text-style-name="P1" draw:layer="layout" svg:width="3.283cm" svg:height="0.954cm" svg:x="5.08cm" svg:y="7.428cm">
          <draw:text-box>
            <text:p>n-workers</text:p>
          </draw:text-box>
        </draw:frame>
        <draw:frame draw:style-name="gr1" draw:text-style-name="P1" draw:layer="layout" svg:width="3.529cm" svg:height="0.954cm" svg:x="13.989cm" svg:y="7.682cm">
          <draw:text-box>
            <text:p>cache-size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7T16:39:41.819315839</meta:creation-date>
    <dc:date>2019-07-17T16:59:37.314459740</dc:date>
    <meta:editing-duration>PT9M44S</meta:editing-duration>
    <meta:editing-cycles>2</meta:editing-cycles>
    <meta:generator>LibreOffice/5.3.6.1$Linux_X86_64 LibreOffice_project/30$Build-1</meta:generator>
    <meta:document-statistic meta:object-count="29"/>
  </office:meta>
</office:document-meta>
</file>